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image/png" manifest:full-path="Pictures/10000000000000200000002000309F1C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00000000400000003002397F3FC.png"/>
  <manifest:file-entry manifest:media-type="image/png" manifest:full-path="Pictures/100000000000000800000008913C8356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true" fo:min-height="0cm" fo:min-width="0cm"/>
      <style:paragraph-properties style:writing-mode="tb-rl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Fine_20_Dashed" svg:stroke-color="#ff3333" draw:fill="none"/>
    </style:style>
    <style:style style:name="gr7" style:family="graphic" style:parent-style-name="standard">
      <style:graphic-properties draw:stroke="none" draw:fill="solid" draw:fill-color="#00ffff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3deb3d" draw:fill="non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objectwithoutfill">
      <style:graphic-properties draw:fill="none"/>
    </style:style>
    <style:style style:name="gr11" style:family="graphic" style:parent-style-name="standard">
      <style:graphic-properties draw:stroke="none" draw:fill="solid" draw:fill-color="#00ffff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svg:stroke-color="#ff3333" draw:fill="non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6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4.732cm"/>
    </style:style>
    <style:style style:name="pr8" style:family="presentation" style:parent-style-name="Default-outline1">
      <style:graphic-properties draw:auto-grow-height="false" fo:min-height="7.136cm"/>
    </style:style>
    <style:style style:name="pr9" style:family="presentation" style:parent-style-name="Default-title">
      <style:graphic-properties fo:min-height="3.177cm"/>
    </style:style>
    <style:style style:name="pr10" style:family="presentation" style:parent-style-name="Default-outline1">
      <style:graphic-properties fo:min-height="14.266cm"/>
    </style:style>
    <style:style style:name="co1" style:family="table-column">
      <style:table-column-properties style:column-width="5.005cm" style:use-optimal-column-width="false"/>
    </style:style>
    <style:style style:name="co2" style:family="table-column">
      <style:table-column-properties style:column-width="10.323cm" style:use-optimal-column-width="false"/>
    </style:style>
    <style:style style:name="co3" style:family="table-column">
      <style:table-column-properties style:column-width="3.946cm" style:use-optimal-column-width="false"/>
    </style:style>
    <style:style style:name="co4" style:family="table-column">
      <style:table-column-properties style:column-width="2.585cm" style:use-optimal-column-width="false"/>
    </style:style>
    <style:style style:name="co5" style:family="table-column">
      <style:table-column-properties style:column-width="2.295cm" style:use-optimal-column-width="false"/>
    </style:style>
    <style:style style:name="co6" style:family="table-column">
      <style:table-column-properties style:column-width="2.335cm" style:use-optimal-column-width="false"/>
    </style:style>
    <style:style style:name="co7" style:family="table-column">
      <style:table-column-properties style:column-width="1.714cm" style:use-optimal-column-width="false"/>
    </style:style>
    <style:style style:name="co8" style:family="table-column">
      <style:table-column-properties style:column-width="1.713cm" style:use-optimal-column-width="false"/>
    </style:style>
    <style:style style:name="ro1" style:family="table-row">
      <style:table-row-properties style:row-height="1.26cm"/>
    </style:style>
    <style:style style:name="ro2" style:family="table-row">
      <style:table-row-properties style:row-height="3.518cm"/>
    </style:style>
    <style:style style:name="ro3" style:family="table-row">
      <style:table-row-properties style:row-height="1.434cm"/>
    </style:style>
    <style:style style:name="ro4" style:family="table-row">
      <style:table-row-properties style:row-height="1.409cm"/>
    </style:style>
    <style:style style:name="ro5" style:family="table-row">
      <style:table-row-properties style:row-height="0.993cm"/>
    </style:style>
    <style:style style:name="ro6" style:family="table-row">
      <style:table-row-properties style:row-height="1.379cm"/>
    </style:style>
    <style:style style:name="ro7" style:family="table-row">
      <style:table-row-properties style:row-height="1.382cm"/>
    </style:style>
    <style:style style:name="ce1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3pt solid #ffffff"/>
      <style:text-properties fo:color="#23ff23" fo:font-family="'DejaVu Sans'" style:font-family-generic="swiss" style:font-pitch="variable"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006b6b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6" style:family="table-cell">
      <style:graphic-properties draw:fill="solid" draw:fill-color="#663300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16pt"/>
    </style:style>
    <style:style style:name="P6" style:family="paragraph">
      <style:paragraph-properties style:writing-mode="tb-rl"/>
    </style:style>
    <style:style style:name="P7" style:family="paragraph">
      <style:paragraph-properties fo:text-align="center"/>
    </style:style>
    <style:style style:name="P8" style:family="paragraph">
      <style:text-properties style:text-overline-style="solid" style:text-overline-width="auto" style:text-overline-color="font-color"/>
    </style:style>
    <style:style style:name="P9" style:family="paragraph">
      <style:paragraph-properties style:text-autospace="none"/>
    </style:style>
    <style:style style:name="P10" style:family="paragraph">
      <style:paragraph-properties fo:text-align="end" style:text-autospace="none"/>
    </style:style>
    <style:style style:name="P11" style:family="paragraph">
      <style:paragraph-properties fo:text-align="center"/>
      <style:text-properties fo:color="#000000"/>
    </style:style>
    <style:style style:name="P12" style:family="paragraph">
      <style:text-properties fo:font-size="15pt" style:font-size-asian="15pt" style:font-size-complex="15pt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ccffff"/>
    </style:style>
    <style:style style:name="T4" style:family="text">
      <style:text-properties fo:color="#ffff00" style:text-position="0% 100%"/>
    </style:style>
    <style:style style:name="T5" style:family="text">
      <style:text-properties style:text-position="0% 100%"/>
    </style:style>
    <style:style style:name="T6" style:family="text">
      <style:text-properties fo:color="#23ff23" style:text-position="0% 100%"/>
    </style:style>
    <style:style style:name="T7" style:family="text">
      <style:text-properties fo:color="#ffffff" style:text-position="0% 100%"/>
    </style:style>
    <style:style style:name="T8" style:family="text">
      <style:text-properties fo:color="#23ff23"/>
    </style:style>
    <style:style style:name="T9" style:family="text">
      <style:text-properties fo:color="#23ff23" fo:font-style="italic" style:font-style-asian="italic" style:font-style-complex="italic"/>
    </style:style>
    <style:style style:name="T10" style:family="text">
      <style:text-properties fo:color="#ffff00" style:text-position="-33% 58%"/>
    </style:style>
    <style:style style:name="T11" style:family="text">
      <style:text-properties fo:color="#23ff23" style:text-position="-33% 58%"/>
    </style:style>
    <style:style style:name="T12" style:family="text">
      <style:text-properties style:text-position="-33% 58%"/>
    </style:style>
    <style:style style:name="T13" style:family="text">
      <style:text-properties fo:color="#23ff23" style:text-position="33% 58%"/>
    </style:style>
    <style:style style:name="T14" style:family="text">
      <style:text-properties fo:color="#23ff23" style:text-position="0% 100%" fo:font-style="italic" style:font-style-asian="italic" style:font-style-complex="italic"/>
    </style:style>
    <style:style style:name="T15" style:family="text">
      <style:text-properties fo:color="#23ff23" style:text-position="33% 58%" fo:font-style="italic" style:font-style-asian="italic" style:font-style-complex="italic"/>
    </style:style>
    <style:style style:name="T16" style:family="text">
      <style:text-properties style:text-overline-style="solid" style:text-overline-width="auto" style:text-overline-color="font-color"/>
    </style:style>
    <style:style style:name="T17" style:family="text">
      <style:text-properties style:text-position="-33% 58%" style:text-overline-style="none" style:text-overline-color="font-color"/>
    </style:style>
    <style:style style:name="T18" style:family="text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T19" style:family="text">
      <style:text-properties fo:color="#23ff23" fo:font-family="'DejaVu Sans'" style:font-family-generic="swiss" style:font-pitch="variable" fo:font-weight="bold" style:font-weight-asian="bold" style:font-weight-complex="bold"/>
    </style:style>
    <style:style style:name="T20" style:family="text">
      <style:text-properties fo:color="#ffff00" fo:font-family="'DejaVu Sans'" style:font-family-generic="swiss" style:font-pitch="variable" fo:font-weight="bold" style:font-weight-asian="bold" style:font-weight-complex="bold"/>
    </style:style>
    <style:style style:name="T21" style:family="text">
      <style:text-properties fo:color="#ffcc9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000000"/>
    </style:style>
    <style:style style:name="T24" style:family="text">
      <style:text-properties fo:color="#23ff23" style:text-position="-33% 58%" fo:text-shadow="none"/>
    </style:style>
    <style:style style:name="T25" style:family="text">
      <style:text-properties style:text-position="0% 100%" fo:text-shadow="none"/>
    </style:style>
    <style:style style:name="T26" style:family="text">
      <style:text-properties fo:color="#ffff00" style:text-position="0% 100%" fo:text-shadow="none"/>
    </style:style>
    <style:style style:name="T27" style:family="text">
      <style:text-properties fo:color="#23ff23" style:text-position="0% 100%" fo:text-shadow="none" style:text-overline-style="solid" style:text-overline-width="auto" style:text-overline-color="font-color"/>
    </style:style>
    <style:style style:name="T28" style:family="text">
      <style:text-properties fo:color="#23ff23" style:text-position="0% 100%" fo:text-shadow="none"/>
    </style:style>
    <style:style style:name="T29" style:family="text">
      <style:text-properties fo:color="#23ff23" style:text-position="33% 58%" fo:text-shadow="none"/>
    </style:style>
    <style:style style:name="T30" style:family="text">
      <style:text-properties fo:color="#ffffff" style:text-position="0% 100%" fo:text-shadow="none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One-way ANOVA</presentation:footer-decl>
      <presentation:footer-decl presentation:name="ftr2">CMPTxxxx</presentation:footer-decl>
      <presentation:date-time-decl presentation:name="dtd1" presentation:source="fixed">8 Nov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12.1: One-way ANOVA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8 Nov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3.556cm" svg:x="18.288cm" svg:y="9.906cm">
          <text:list text:style-name="L2">
            <text:list-item>
              <text:p><text:span text:style-name="T2">HW7</text:span> due tonight</text:p>
            </text:list-item>
            <text:list-item>
              <text:p>Please download:<text:line-break/><text:span text:style-name="T3"><text:a xlink:href="http://twu.seanho.com/11fall/busi275/lectures/18-Delivery.xls">18-Delivery.xls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Outline for toda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4">One-way ANOVA</text:span><text:span text:style-name="T5"> (1 nominal predictor)</text:span></text:p>
                <text:list>
                  <text:list-item>
                    <text:p><text:span text:style-name="T4">Assumptions</text:span><text:span text:style-name="T5"> of ANOVA</text:span></text:p>
                  </text:list-item>
                  <text:list-item>
                    <text:p><text:span text:style-name="T4">Concepts</text:span><text:span text:style-name="T5"> of ANOVA: </text:span><text:span text:style-name="T6">between</text:span><text:span text:style-name="T5"> vs. </text:span><text:span text:style-name="T6">within</text:span></text:p>
                  </text:list-item>
                  <text:list-item>
                    <text:p><text:span text:style-name="T5">Global </text:span><text:span text:style-name="T4">F-test</text:span></text:p>
                  </text:list-item>
                  <text:list-item>
                    <text:p><text:span text:style-name="T7">Example</text:span><text:span text:style-name="T5">: Delivery.xls</text:span></text:p>
                  </text:list-item>
                </text:list>
              </text:list-item>
              <text:list-item>
                <text:p><text:span text:style-name="T4">Follow-up</text:span><text:span text:style-name="T5"> Analysis</text:span></text:p>
                <text:list>
                  <text:list-item>
                    <text:p><text:span text:style-name="T5">Post-hoc test using </text:span><text:span text:style-name="T4">Tukey-Kramer</text:span></text:p>
                  </text:list-item>
                  <text:list-item>
                    <text:p><text:span text:style-name="T5">Example: Delivery.xls</text:span></text:p>
                  </text:list-item>
                </text:list>
              </text:list-item>
              <text:list-item>
                <text:p><text:span text:style-name="T5">ANOVA and </text:span><text:span text:style-name="T4">regression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NOVA: Analysis of Variance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1 <text:span text:style-name="T2">DV</text:span> (<text:span text:style-name="T8">scale</text:span>) and one or more <text:span text:style-name="T2">IV</text:span>s (<text:span text:style-name="T8">nominal</text:span>)</text:p>
                <text:list>
                  <text:list-item>
                    <text:p><text:span text:style-name="T2">One-way</text:span> ANOVA: just <text:span text:style-name="T2">one</text:span> IV, with <text:span text:style-name="T9">k</text:span> levels</text:p>
                  </text:list-item>
                  <text:list-item>
                    <text:p>e.g., does <text:span text:style-name="T8">country</text:span> affect avg <text:span text:style-name="T8">purchase amt</text:span>?</text:p>
                    <text:list>
                      <text:list-item>
                        <text:p><text:span text:style-name="T2">Groups</text:span>: Canada, US, China, UK, etc.</text:p>
                      </text:list-item>
                    </text:list>
                  </text:list-item>
                </text:list>
              </text:list-item>
              <text:list-item>
                <text:p>The independent-groups <text:span text:style-name="T2">t-test</text:span> is a special case</text:p>
                <text:list>
                  <text:list-item>
                    <text:p>One IV that is <text:span text:style-name="T2">dichotomous</text:span></text:p>
                  </text:list-item>
                </text:list>
              </text:list-item>
              <text:list-item>
                <text:p>ANOVA performs one global <text:span text:style-name="T2">F-test</text:span> to assess if the predictor has any <text:span text:style-name="T2">effect</text:span> on the outcome</text:p>
                <text:list>
                  <text:list-item>
                    <text:p><text:span text:style-name="T2">H</text:span><text:span text:style-name="T10">0</text:span><text:span text:style-name="T5">: </text:span><text:span text:style-name="T6">μ</text:span><text:span text:style-name="T11">1</text:span><text:span text:style-name="T5"> = </text:span><text:span text:style-name="T6">μ</text:span><text:span text:style-name="T11">2</text:span><text:span text:style-name="T5"> = … = </text:span><text:span text:style-name="T6">μ</text:span><text:span text:style-name="T11">k</text:span></text:p>
                  </text:list-item>
                  <text:list-item>
                    <text:p><text:span text:style-name="T2">Omnidirectional</text:span> (generalization of 2-tailed)</text:p>
                  </text:list-item>
                </text:list>
              </text:list-item>
              <text:list-item>
                <text:p><text:span text:style-name="T2">Follow-up</text:span> tests then identify <text:span text:style-name="T2">which</text:span> groups differ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ssumptions: parametricity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DV is <text:span text:style-name="T2">continuous</text:span></text:p>
                <text:list>
                  <text:list-item>
                    <text:p>If DV is <text:span text:style-name="T2">dichotomous</text:span>, try <text:span text:style-name="T8">Logistic</text:span> Regression</text:p>
                  </text:list-item>
                  <text:list-item>
                    <text:p>If all vars are <text:span text:style-name="T2">nominal</text:span>, try <text:span text:style-name="T8">Log-Linear</text:span> analysis</text:p>
                  </text:list-item>
                </text:list>
              </text:list-item>
              <text:list-item>
                <text:p><text:span text:style-name="T2">Observations</text:span> are <text:span text:style-name="T2">independent</text:span>, and<text:line-break/><text:span text:style-name="T2">Groups</text:span> (levels of the IV) are <text:span text:style-name="T2">independent</text:span></text:p>
              </text:list-item>
              <text:list-item>
                <text:p>DV is <text:span text:style-name="T2">normally</text:span> distributed within each group</text:p>
                <text:list>
                  <text:list-item>
                    <text:p>If not, try transforming the DV</text:p>
                  </text:list-item>
                </text:list>
              </text:list-item>
              <text:list-item>
                <text:p><text:span text:style-name="T2">Variance</text:span> (SD) of DV in each group is roughly <text:span text:style-name="T2">similar</text:span> across all the groups (<text:span text:style-name="T2">homoscedasticity</text:span>)</text:p>
                <text:list>
                  <text:list-item>
                    <text:p>Not crucial if <text:span text:style-name="T8">n</text:span> in each group is <text:span text:style-name="T2">large</text:span> and if<text:line-break/><text:span text:style-name="T2">balanced</text:span> design: similar <text:span text:style-name="T8">n</text:span> in each group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NOVA concepts</text:p>
          </draw:text-box>
        </draw:frame>
        <draw:frame presentation:style-name="pr7" draw:layer="layout" svg:width="25.199cm" svg:height="14.732cm" svg:x="1.4cm" svg:y="3.81cm" presentation:class="outline" presentation:user-transformed="true">
          <draw:text-box>
            <text:list text:style-name="L3">
              <text:list-item>
                <text:p>How much of <text:span text:style-name="T2">variability</text:span> in <text:span text:style-name="T8">purchase</text:span> amount is due to <text:span text:style-name="T8">country</text:span> of origin?</text:p>
                <text:list>
                  <text:list-item>
                    <text:p><text:span text:style-name="T2">SS</text:span><text:span text:style-name="T10">tot</text:span><text:span text:style-name="T5"> = </text:span><text:span text:style-name="T4">SS</text:span><text:span text:style-name="T10">Country</text:span><text:span text:style-name="T5"> + </text:span><text:span text:style-name="T4">SS</text:span><text:span text:style-name="T10">residual</text:span><text:span text:style-name="T12"> </text:span></text:p>
                  </text:list-item>
                  <text:list-item>
                    <text:p><text:span text:style-name="T5">SS</text:span><text:span text:style-name="T12">Country</text:span><text:span text:style-name="T5"> is “</text:span><text:span text:style-name="T4">between</text:span><text:span text:style-name="T5">-group” variation (SSB)</text:span></text:p>
                  </text:list-item>
                  <text:list-item>
                    <text:p><text:span text:style-name="T5">SS</text:span><text:span text:style-name="T12">residual</text:span><text:span text:style-name="T5"> </text:span>is “<text:span text:style-name="T2">within</text:span>-group” variation (SSW)</text:p>
                  </text:list-item>
                </text:list>
              </text:list-item>
              <text:list-item>
                <text:p>Do the group means<text:line-break/>differ <text:span text:style-name="T2">significantly</text:span>?</text:p>
                <text:list>
                  <text:list-item>
                    <text:p><text:span text:style-name="T9">F</text:span>-test, <text:span text:style-name="T9">p</text:span>-value</text:p>
                  </text:list-item>
                </text:list>
              </text:list-item>
              <text:list-item>
                <text:p><text:span text:style-name="T2">Fraction</text:span> of variability<text:line-break/>explained by country?</text:p>
                <text:list>
                  <text:list-item>
                    <text:p><text:span text:style-name="T8">η</text:span><text:span text:style-name="T13">2</text:span><text:span text:style-name="T5"> (equiv. to </text:span><text:span text:style-name="T14">R</text:span><text:span text:style-name="T15">2</text:span><text:span text:style-name="T5">)</text:span></text:p>
                  </text:list-item>
                </text:list>
              </text:list-item>
            </text:list>
          </draw:text-box>
        </draw:frame>
        <draw:line draw:style-name="gr3" draw:layer="layout" svg:x1="14.224cm" svg:y1="18.796cm" svg:x2="14.224cm" svg:y2="11.43cm">
          <text:p/>
        </draw:line>
        <draw:line draw:style-name="gr3" draw:layer="layout" svg:x1="14.224cm" svg:y1="18.796cm" svg:x2="25.908cm" svg:y2="18.796cm">
          <text:p/>
        </draw:line>
        <draw:frame draw:style-name="gr4" draw:text-style-name="P6" draw:layer="layout" svg:width="1.338cm" svg:height="3.133cm" svg:x="12.884cm" svg:y="12.488cm">
          <draw:text-box>
            <text:p text:style-name="P6">Sale ($)</text:p>
          </draw:text-box>
        </draw:frame>
        <draw:frame draw:style-name="gr5" draw:layer="layout" svg:width="2.101cm" svg:height="1.088cm" svg:x="25.862cm" svg:y="18.324cm">
          <draw:text-box>
            <text:p>Ctry</text:p>
          </draw:text-box>
        </draw:frame>
        <draw:frame draw:style-name="gr5" draw:layer="layout" svg:width="1.948cm" svg:height="1.088cm" svg:x="15.929cm" svg:y="18.776cm">
          <draw:text-box>
            <text:p>Can</text:p>
          </draw:text-box>
        </draw:frame>
        <draw:line draw:style-name="gr6" draw:layer="layout" svg:x1="14.224cm" svg:y1="15.494cm" svg:x2="25.4cm" svg:y2="15.494cm">
          <text:p/>
        </draw:line>
        <draw:custom-shape draw:style-name="gr7" draw:text-style-name="P7" draw:layer="layout" svg:width="0.508cm" svg:height="0.508cm" svg:x="16.649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16.649cm" svg:y="13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16.649cm" svg:y="15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16.649cm" svg:y="16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16.649cm" svg:y="15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layer="layout" svg:x1="16.141cm" svg:y1="14.732cm" svg:x2="17.665cm" svg:y2="14.732cm">
          <text:p/>
        </draw:line>
        <draw:frame draw:style-name="gr5" draw:text-style-name="P8" draw:layer="layout" svg:width="1.572cm" svg:height="1.233cm" svg:x="14.84cm" svg:y="14.106cm">
          <draw:text-box>
            <text:p><text:span text:style-name="T16">y</text:span><text:span text:style-name="T17">CA</text:span></text:p>
          </draw:text-box>
        </draw:frame>
        <draw:frame draw:style-name="gr5" draw:layer="layout" svg:width="1.576cm" svg:height="1.088cm" svg:x="19.43cm" svg:y="18.776cm">
          <draw:text-box>
            <text:p>US</text:p>
          </draw:text-box>
        </draw:frame>
        <draw:custom-shape draw:style-name="gr7" draw:text-style-name="P7" draw:layer="layout" svg:width="0.508cm" svg:height="0.508cm" svg:x="20.15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20.15cm" svg:y="13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20.15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20.15cm" svg:y="15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20.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layer="layout" svg:x1="19.642cm" svg:y1="14.032cm" svg:x2="21.166cm" svg:y2="14.032cm">
          <text:p/>
        </draw:line>
        <draw:frame draw:style-name="gr5" draw:text-style-name="P8" draw:layer="layout" svg:width="1.576cm" svg:height="1.233cm" svg:x="18.441cm" svg:y="13.406cm">
          <draw:text-box>
            <text:p><text:span text:style-name="T16">y</text:span><text:span text:style-name="T17">US</text:span></text:p>
          </draw:text-box>
        </draw:frame>
        <draw:frame draw:style-name="gr5" draw:layer="layout" svg:width="2.642cm" svg:height="1.088cm" svg:x="22.831cm" svg:y="18.776cm">
          <draw:text-box>
            <text:p>Other</text:p>
          </draw:text-box>
        </draw:frame>
        <draw:custom-shape draw:style-name="gr7" draw:text-style-name="P7" draw:layer="layout" svg:width="0.508cm" svg:height="0.508cm" svg:x="23.551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23.551cm" svg:y="14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23.551cm" svg:y="15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23.551cm" svg:y="16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23.551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layer="layout" svg:x1="23.043cm" svg:y1="16.832cm" svg:x2="24.567cm" svg:y2="16.832cm">
          <text:p/>
        </draw:line>
        <draw:frame draw:style-name="gr5" draw:text-style-name="P8" draw:layer="layout" svg:width="1.5cm" svg:height="1.233cm" svg:x="21.842cm" svg:y="16.206cm">
          <draw:text-box>
            <text:p><text:span text:style-name="T16">y</text:span><text:span text:style-name="T17">Ot</text:span></text:p>
          </draw:text-box>
        </draw:frame>
        <draw:frame draw:style-name="gr5" draw:text-style-name="P8" draw:layer="layout" svg:width="1.017cm" svg:height="1.088cm" svg:x="25.146cm" svg:y="15.004cm">
          <draw:text-box>
            <text:p><text:span text:style-name="T16">y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NOVA table</text:p>
          </draw:text-box>
        </draw:frame>
        <draw:frame draw:style-name="standard" draw:layer="layout" svg:width="25.65cm" svg:height="7.62cm" svg:x="1.4cm" svg:y="6.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<text:span text:style-name="T18">-</text:span></text:p>
              </table:table-cell>
              <table:table-cell>
                <text:p text:style-name="P7"><text:span text:style-name="T19">Group</text:span><text:span text:style-name="T18"> (Between)</text:span></text:p>
              </table:table-cell>
              <table:table-cell>
                <text:p text:style-name="P7"><text:span text:style-name="T19">Residual</text:span><text:span text:style-name="T18"> (Within)</text:span></text:p>
              </table:table-cell>
            </table:table-row>
            <table:table-row table:style-name="ro2" table:default-cell-style-name="ce1">
              <table:table-cell table:style-name="ce2">
                <text:p text:style-name="P7"><text:span text:style-name="T19">SS</text:span></text:p>
              </table:table-cell>
              <table:table-cell/>
              <table:table-cell/>
            </table:table-row>
            <table:table-row table:style-name="ro3" table:default-cell-style-name="ce3">
              <table:table-cell table:style-name="ce2">
                <text:p text:style-name="P7"><text:span text:style-name="T19">df</text:span></text:p>
              </table:table-cell>
              <table:table-cell>
                <text:p text:style-name="P7"><text:span text:style-name="T20">k – 1</text:span></text:p>
              </table:table-cell>
              <table:table-cell>
                <text:p text:style-name="P7"><text:span text:style-name="T20">n – k</text:span></text:p>
              </table:table-cell>
            </table:table-row>
            <table:table-row table:style-name="ro4" table:default-cell-style-name="ce3">
              <table:table-cell table:style-name="ce2">
                <text:p text:style-name="P7"><text:span text:style-name="T19">MS </text:span><text:span text:style-name="T18">=</text:span><text:span text:style-name="T19"> SS/df</text:span></text:p>
              </table:table-cell>
              <table:table-cell>
                <text:p text:style-name="P7"><text:span text:style-name="T20">MSB </text:span><text:span text:style-name="T18">=</text:span><text:span text:style-name="T20"> SSB / (k – 1)</text:span></text:p>
              </table:table-cell>
              <table:table-cell>
                <text:p text:style-name="P7"><text:span text:style-name="T20">MSW </text:span><text:span text:style-name="T18">=</text:span><text:span text:style-name="T20"> SSW / (n – k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5.199cm" svg:height="3.775cm" svg:x="1.4cm" svg:y="14.986cm" presentation:class="outline" presentation:user-transformed="true">
          <draw:text-box>
            <text:list text:style-name="L3">
              <text:list-item>
                <text:p>Test statistic is <text:span text:style-name="T2">F</text:span> = <text:span text:style-name="T8">MSB</text:span> / <text:span text:style-name="T8">MSW</text:span></text:p>
                <text:list>
                  <text:list-item>
                    <text:p><text:span text:style-name="T8">Model</text:span> vs. <text:span text:style-name="T8">residual</text:span> (as in regression!)</text:p>
                  </text:list-item>
                  <text:list-item>
                    <text:p>Use <text:span text:style-name="T21">FDIST()</text:span> with two <text:span text:style-name="T8">df</text:span>s to get <text:span text:style-name="T2">p</text:span>-value</text:p>
                  </text:list-item>
                </text:list>
              </text:list-item>
            </text:list>
          </draw:text-box>
        </draw:frame>
        <draw:frame draw:style-name="gr9" draw:layer="layout" svg:width="8.434cm" svg:height="2.52cm" svg:x="7.366cm" svg:y="8.0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9.566cm" svg:height="2.602cm" svg:x="17.018cm" svg:y="7.9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1.067cm" svg:x="1.401cm" svg:y="4.41cm" presentation:class="outline" presentation:user-transformed="true">
          <draw:text-box>
            <text:list text:style-name="L3">
              <text:list-item>
                <text:p><text:span text:style-name="T2">Model</text:span>: <text:span text:style-name="T8">Y</text:span> = <text:span text:style-name="T8">(offset due to group)</text:span> + <text:span text:style-name="T8">(residual ε)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Example: Delivery minivan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Dataset</text:span>: <text:span text:style-name="T3"><text:a xlink:href="http://twu.seanho.com/11fall/busi275/lectures/18-Delivery.xls">18-Delivery.xls</text:a></text:span> (see p.496, #12-15)</text:p>
              </text:list-item>
              <text:list-item>
                <text:p><text:span text:style-name="T2">DV</text:span>: operating <text:span text:style-name="T8">cost</text:span> per mile</text:p>
                <text:list>
                  <text:list-item>
                    <text:p><text:span text:style-name="T2">IV</text:span>: <text:span text:style-name="T8">manufacturer</text:span> (3 companies)</text:p>
                  </text:list-item>
                  <text:list-item>
                    <text:p>Unit of <text:span text:style-name="T2">observation</text:span>: one <text:span text:style-name="T8">minivan</text:span> (total <text:span text:style-name="T8">n</text:span>=<text:span text:style-name="T8">13</text:span>)</text:p>
                  </text:list-item>
                </text:list>
              </text:list-item>
              <text:list-item>
                <text:p><text:span text:style-name="T2">ANOVA</text:span> table: <text:span text:style-name="T8">df</text:span> = (<text:span text:style-name="T8">2</text:span>, <text:span text:style-name="T8">9</text:span>)</text:p>
                <text:list>
                  <text:list-item>
                    <text:p><text:span text:style-name="T8">SS</text:span> = (6.07, 3.45), <text:span text:style-name="T8">MS</text:span> = (3.04, 0.38)</text:p>
                  </text:list-item>
                  <text:list-item>
                    <text:p>⇒ <text:span text:style-name="T8">F</text:span> = 7.91, so <text:span text:style-name="T8">p</text:span> = 0.010</text:p>
                  </text:list-item>
                </text:list>
              </text:list-item>
              <text:list-item>
                <text:p><text:span text:style-name="T2">Reject</text:span> H<text:span text:style-name="T12">0</text:span><text:span text:style-name="T5">: operating costs per mile do </text:span><text:span text:style-name="T4">differ</text:span><text:span text:style-name="T5"> significantly depending on manufacturer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Follow-up analysi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ANOVA's global F test is an <text:span text:style-name="T2">omnibus</text:span> test:</text:p>
                <text:list>
                  <text:list-item>
                    <text:p>Just says there <text:span text:style-name="T2">is</text:span> a difference somewhere</text:p>
                  </text:list-item>
                  <text:list-item>
                    <text:p>Doesn't tell us <text:span text:style-name="T2">which</text:span> groups differ!</text:p>
                  </text:list-item>
                </text:list>
              </text:list-item>
              <text:list-item>
                <text:p>There may be <text:span text:style-name="T2">sets</text:span> of groups that<text:line-break/>don't differ significantly from each other</text:p>
              </text:list-item>
              <text:list-item>
                <text:p><text:span text:style-name="T2">Follow-up</text:span> analysis tries to find these</text:p>
                <text:list>
                  <text:list-item>
                    <text:p><text:span text:style-name="T2">Post-hoc</text:span>: try <text:span text:style-name="T2">all pairs </text:span>of groups</text:p>
                    <text:list>
                      <text:list-item>
                        <text:p>The <text:span text:style-name="T2">multiple comparisons</text:span> problem: “shotgun” approach leads to<text:line-break/>inflated <text:span text:style-name="T2">Type I </text:span>error</text:p>
                      </text:list-item>
                    </text:list>
                  </text:list-item>
                  <text:list-item>
                    <text:p><text:span text:style-name="T2">Planned contrasts</text:span>: if theory guides us to try certain comparisons of groups</text:p>
                  </text:list-item>
                </text:list>
              </text:list-item>
            </text:list>
          </draw:text-box>
        </draw:frame>
        <draw:custom-shape draw:style-name="gr7" draw:text-style-name="P7" xml:id="id5" draw:id="id5" draw:layer="layout" svg:width="0.762cm" svg:height="0.762cm" svg:x="24.927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3" draw:id="id3" draw:layer="layout" svg:width="0.762cm" svg:height="0.762cm" svg:x="24.027cm" svg:y="8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4" draw:id="id4" draw:layer="layout" svg:width="0.762cm" svg:height="0.762cm" svg:x="25.827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1" draw:id="id1" draw:layer="layout" svg:width="0.762cm" svg:height="0.762cm" svg:x="24.027cm" svg:y="11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2" draw:id="id2" draw:layer="layout" svg:width="0.762cm" svg:height="0.762cm" svg:x="25.4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layer="layout" draw:type="line" svg:x1="24.789cm" svg:y1="11.693cm" svg:x2="25.4cm" svg:y2="11.811cm" draw:start-shape="id1" draw:start-glue-point="10" draw:end-shape="id2" draw:end-glue-point="6" svg:d="m24789 11693 611 118">
          <text:p/>
        </draw:connector>
        <draw:connector draw:style-name="gr10" draw:layer="layout" draw:type="line" svg:x1="24.789cm" svg:y1="8.793cm" svg:x2="25.827cm" svg:y2="9.093cm" draw:start-shape="id3" draw:start-glue-point="10" draw:end-shape="id4" draw:end-glue-point="6" svg:d="m24789 8793 1038 300">
          <text:p/>
        </draw:connector>
        <draw:connector draw:style-name="gr10" draw:layer="layout" draw:type="line" svg:x1="24.678cm" svg:y1="8.523cm" svg:x2="25.038cm" svg:y2="7.963cm" draw:start-shape="id3" draw:start-glue-point="11" draw:end-shape="id5" draw:end-glue-point="7" svg:d="m24678 8523 360-560">
          <text:p/>
        </draw:connector>
        <draw:connector draw:style-name="gr10" draw:layer="layout" draw:type="line" svg:x1="25.578cm" svg:y1="7.963cm" svg:x2="25.938cm" svg:y2="8.823cm" draw:start-shape="id5" draw:start-glue-point="9" draw:end-shape="id4" draw:end-glue-point="5" svg:d="m25578 7963 360 860">
          <text:p/>
        </draw:connector>
        <presentation:notes draw:style-name="dp4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Post-hoc: Tukey-Kramer</text:p>
          </draw:text-box>
        </draw:frame>
        <draw:frame presentation:style-name="pr5" draw:layer="layout" svg:width="25.199cm" svg:height="15.793cm" svg:x="1.4cm" svg:y="3.81cm" presentation:class="outline" presentation:user-transformed="true">
          <draw:text-box>
            <text:list text:style-name="L3">
              <text:list-item>
                <text:p>Considers <text:span text:style-name="T2">all</text:span> possible <text:span text:style-name="T2">pairings</text:span> of groups</text:p>
                <text:list>
                  <text:list-item>
                    <text:p>(<text:span text:style-name="T8">Can</text:span> vs. <text:span text:style-name="T8">US</text:span>), (<text:span text:style-name="T8">Can</text:span> vs. <text:span text:style-name="T8">Other</text:span>), (<text:span text:style-name="T8">US</text:span> vs. <text:span text:style-name="T8">Other</text:span>)</text:p>
                  </text:list-item>
                  <text:list-item>
                    <text:p>In general, <text:span text:style-name="T8">k</text:span>*<text:span text:style-name="T8">(k-1)</text:span> pairings!</text:p>
                  </text:list-item>
                </text:list>
              </text:list-item>
              <text:list-item>
                <text:p>From table in <text:span text:style-name="T2">Appendix J</text:span>, find critical value for <text:span text:style-name="T8">q</text:span></text:p>
                <text:list>
                  <text:list-item>
                    <text:p>Test statistic for <text:span text:style-name="T2">studentized range</text:span> (like <text:span text:style-name="T8">F</text:span>)</text:p>
                  </text:list-item>
                  <text:list-item>
                    <text:p>Use <text:span text:style-name="T8">α</text:span> (.05 or .01) and both <text:span text:style-name="T8">df</text:span>s to look up</text:p>
                  </text:list-item>
                </text:list>
              </text:list-item>
              <text:list-item>
                <text:p>For <text:span text:style-name="T2">each</text:span> pairing (group <text:span text:style-name="T8">i</text:span> vs. group <text:span text:style-name="T8">j</text:span>):</text:p>
                <text:list>
                  <text:list-item>
                    <text:p>Find <text:span text:style-name="T2">standard error</text:span>:</text:p>
                    <text:p/>
                  </text:list-item>
                  <text:list-item>
                    <text:p>Compare <text:span text:style-name="T2">difference of means:</text:span> <text:span text:style-name="T8">|x</text:span><text:span text:style-name="T11">i</text:span><text:span text:style-name="T6"> – x</text:span><text:span text:style-name="T11">j</text:span><text:span text:style-name="T6">|</text:span><text:span text:style-name="T5"><text:line-break/></text:span><text:span text:style-name="T5">against </text:span><text:span text:style-name="T4">critical range:</text:span><text:span text:style-name="T6"> (q)*(SE)</text:span></text:p>
                  </text:list-item>
                  <text:list-item>
                    <text:p><text:span text:style-name="T5">If </text:span><text:span text:style-name="T4">larger</text:span><text:span text:style-name="T5">, then these groups </text:span><text:span text:style-name="T4">differ</text:span><text:span text:style-name="T5"> significantly</text:span></text:p>
                  </text:list-item>
                </text:list>
              </text:list-item>
            </text:list>
          </draw:text-box>
        </draw:frame>
        <draw:frame draw:style-name="gr9" draw:layer="layout" svg:width="9.72cm" svg:height="2.865cm" svg:x="14.572cm" svg:y="13.05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Tukey-Kramer: Delivery.xls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<text:span text:style-name="T2">Which</text:span> manufacturers differ significantly?</text:p>
              </text:list-item>
              <text:list-item>
                <text:p><text:span text:style-name="T2">Appendix J</text:span> (p.867): α=<text:span text:style-name="T8">0.05</text:span> (95% conf)</text:p>
                <text:list>
                  <text:list-item>
                    <text:p>df = (<text:span text:style-name="T8">2</text:span>, <text:span text:style-name="T8">9</text:span>) ⇒ q = <text:span text:style-name="T8">3.20</text:span></text:p>
                  </text:list-item>
                </text:list>
              </text:list-item>
              <text:list-item>
                <text:p>Calculate <text:span text:style-name="T2">SE</text:span> for each pairing</text:p>
              </text:list-item>
              <text:list-item>
                <text:p>Calculate <text:span text:style-name="T2">critical range</text:span><text:span text:style-name="T2"><text:line-break/></text:span>for each pair: <text:span text:style-name="T8">q</text:span>*<text:span text:style-name="T8">SE</text:span></text:p>
              </text:list-item>
              <text:list-item>
                <text:p>Compare against<text:line-break/><text:span text:style-name="T2">mean differences</text:span>:</text:p>
                <text:p/>
              </text:list-item>
              <text:list-item>
                <text:p><text:span text:style-name="T2">Conclusion</text:span>: manufacturer <text:span text:style-name="T8">3</text:span> is the odd one out, with <text:span text:style-name="T2">significantly higher</text:span> operating costs</text:p>
              </text:list-item>
            </text:list>
          </draw:text-box>
        </draw:frame>
        <draw:frame draw:style-name="standard" draw:layer="layout" svg:width="11.16cm" svg:height="5.957cm" svg:x="15.044cm" svg:y="9.30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9"><text:span text:style-name="T22">q</text:span></text:p>
              </table:table-cell>
              <table:table-cell>
                <text:p text:style-name="P10">3.20</text:p>
              </table:table-cell>
              <table:table-cell/>
              <table:table-cell/>
            </table:table-row>
            <table:table-row table:style-name="ro5" table:default-cell-style-name="ce4">
              <table:table-cell>
                <text:p text:style-name="P9"><text:span text:style-name="T22">Pair:</text:span></text:p>
              </table:table-cell>
              <table:table-cell>
                <text:p text:style-name="P9">1 vs 2</text:p>
              </table:table-cell>
              <table:table-cell>
                <text:p text:style-name="P9">1 vs 3</text:p>
              </table:table-cell>
              <table:table-cell>
                <text:p text:style-name="P9">2 vs 3</text:p>
              </table:table-cell>
            </table:table-row>
            <table:table-row table:style-name="ro5" table:default-cell-style-name="ce4">
              <table:table-cell>
                <text:p text:style-name="P9"><text:span text:style-name="T22">SE</text:span></text:p>
              </table:table-cell>
              <table:table-cell>
                <text:p text:style-name="P10">0.303</text:p>
              </table:table-cell>
              <table:table-cell>
                <text:p text:style-name="P10">0.279</text:p>
              </table:table-cell>
              <table:table-cell>
                <text:p text:style-name="P10">0.317</text:p>
              </table:table-cell>
            </table:table-row>
            <table:table-row table:style-name="ro5" table:default-cell-style-name="ce4">
              <table:table-cell>
                <text:p text:style-name="P9"><text:span text:style-name="T22">Crit Range:</text:span></text:p>
              </table:table-cell>
              <table:table-cell>
                <text:p text:style-name="P10">1.024</text:p>
              </table:table-cell>
              <table:table-cell>
                <text:p text:style-name="P10">0.940</text:p>
              </table:table-cell>
              <table:table-cell>
                <text:p text:style-name="P10">1.071</text:p>
              </table:table-cell>
            </table:table-row>
            <table:table-row table:style-name="ro5" table:default-cell-style-name="ce4">
              <table:table-cell>
                <text:p text:style-name="P9"><text:span text:style-name="T22">Mean diff:</text:span></text:p>
              </table:table-cell>
              <table:table-cell>
                <text:p text:style-name="P10">0.633</text:p>
              </table:table-cell>
              <table:table-cell>
                <text:p text:style-name="P10">1.175</text:p>
              </table:table-cell>
              <table:table-cell>
                <text:p text:style-name="P10">1.808</text:p>
              </table:table-cell>
            </table:table-row>
            <table:table-row table:style-name="ro5" table:default-cell-style-name="ce4">
              <table:table-cell>
                <text:p text:style-name="P9"><text:span text:style-name="T22">Result</text:span></text:p>
              </table:table-cell>
              <table:table-cell>
                <text:p text:style-name="P10">FALSE</text:p>
              </table:table-cell>
              <table:table-cell>
                <text:p text:style-name="P10">TRUE</text:p>
              </table:table-cell>
              <table:table-cell>
                <text:p text:style-name="P10">TRUE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1" draw:text-style-name="P11" xml:id="id6" draw:id="id6" draw:layer="layout" svg:width="0.762cm" svg:height="0.762cm" svg:x="22.828cm" svg:y="7.812cm">
          <text:p text:style-name="P7"><text:span text:style-name="T2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7" draw:id="id7" draw:layer="layout" svg:width="0.762cm" svg:height="0.762cm" svg:x="24.201cm" svg:y="7.93cm">
          <text:p text:style-name="P7"><text:span text:style-name="T2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layer="layout" draw:type="line" svg:x1="23.59cm" svg:y1="8.193cm" svg:x2="24.201cm" svg:y2="8.311cm" draw:start-shape="id6" draw:start-glue-point="10" draw:end-shape="id7" draw:end-glue-point="6" svg:d="m23590 8193 611 118">
          <text:p/>
        </draw:connector>
        <draw:custom-shape draw:style-name="gr11" draw:text-style-name="P11" draw:layer="layout" svg:width="0.762cm" svg:height="0.762cm" svg:x="24.384cm" svg:y="5.588cm">
          <text:p text:style-name="P1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NOVA and regression</text:p>
          </draw:text-box>
        </draw:frame>
        <draw:frame presentation:style-name="pr5" draw:layer="layout" svg:width="25.199cm" svg:height="15.477cm" svg:x="1.4cm" svg:y="3.81cm" presentation:class="outline" presentation:user-transformed="true">
          <draw:text-box>
            <text:list text:style-name="L3">
              <text:list-item>
                <text:p>With only 1 <text:span text:style-name="T2">dichotomous</text:span> IV:</text:p>
                <text:list>
                  <text:list-item>
                    <text:p><text:span text:style-name="T2">ANOVA</text:span> =<text:span text:style-name="T2"> t-test</text:span> = <text:span text:style-name="T2">regression</text:span></text:p>
                  </text:list-item>
                  <text:list-item>
                    <text:p>Code the IV as <text:span text:style-name="T8">0</text:span>/<text:span text:style-name="T8">1</text:span></text:p>
                    <text:list>
                      <text:list-item>
                        <text:p>Intercept <text:span text:style-name="T8">b</text:span><text:span text:style-name="T24">0</text:span><text:span text:style-name="T25"> = mean of </text:span><text:span text:style-name="T26">group 0</text:span><text:span text:style-name="T25"> (</text:span><text:span text:style-name="T27">y</text:span><text:span text:style-name="T24">0</text:span><text:span text:style-name="T25">)</text:span></text:p>
                      </text:list-item>
                      <text:list-item>
                        <text:p><text:span text:style-name="T25">Slope </text:span><text:span text:style-name="T28">b</text:span><text:span text:style-name="T24">1</text:span><text:span text:style-name="T25"> = </text:span><text:span text:style-name="T26">difference</text:span><text:span text:style-name="T25"> of means</text:span></text:p>
                      </text:list-item>
                    </text:list>
                  </text:list-item>
                  <text:list-item>
                    <text:p><text:span text:style-name="T26">Effect size</text:span><text:span text:style-name="T25"> </text:span><text:span text:style-name="T28">η</text:span><text:span text:style-name="T29">2</text:span><text:span text:style-name="T25"> = </text:span><text:span text:style-name="T28">R</text:span><text:span text:style-name="T29">2</text:span></text:p>
                  </text:list-item>
                </text:list>
              </text:list-item>
              <text:list-item>
                <text:p><text:span text:style-name="T25">If the IV has </text:span><text:span text:style-name="T26">multiple</text:span><text:span text:style-name="T25"> levels, use </text:span><text:span text:style-name="T26">dummy coding</text:span><text:span text:style-name="T25">:</text:span></text:p>
                <text:list>
                  <text:list-item>
                    <text:p><text:span text:style-name="T25">Choose a </text:span><text:span text:style-name="T26">reference</text:span><text:span text:style-name="T25"> level</text:span></text:p>
                  </text:list-item>
                  <text:list-item>
                    <text:p><text:span text:style-name="T25">Make </text:span><text:span text:style-name="T28">k-1</text:span><text:span text:style-name="T25"> </text:span><text:span text:style-name="T26">dummy</text:span><text:span text:style-name="T25"> variables, for</text:span><text:span text:style-name="T25"><text:line-break/></text:span><text:span text:style-name="T25">each of the other levels:</text:span><text:span text:style-name="T25"><text:line-break/></text:span><text:span text:style-name="T25">each coded </text:span><text:span text:style-name="T28">0</text:span><text:span text:style-name="T25">/</text:span><text:span text:style-name="T28">1</text:span></text:p>
                  </text:list-item>
                  <text:list-item>
                    <text:p><text:span text:style-name="T30">Use </text:span><text:span text:style-name="T26">multiple regression</text:span></text:p>
                  </text:list-item>
                </text:list>
              </text:list-item>
            </text:list>
          </draw:text-box>
        </draw:frame>
        <draw:frame draw:style-name="standard" draw:layer="layout" svg:width="5.14cm" svg:height="5.518cm" svg:x="20.656cm" svg:y="13.626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6" table:default-cell-style-name="ce5">
              <table:table-cell>
                <text:p text:style-name="P7"><text:span text:style-name="T18">Cty</text:span></text:p>
              </table:table-cell>
              <table:table-cell>
                <text:p text:style-name="P7"><text:span text:style-name="T18">US</text:span></text:p>
              </table:table-cell>
              <table:table-cell>
                <text:p text:style-name="P7"><text:span text:style-name="T18">Ot</text:span></text:p>
              </table:table-cell>
            </table:table-row>
            <table:table-row table:style-name="ro6" table:default-cell-style-name="ce3">
              <table:table-cell table:style-name="ce6">
                <text:p text:style-name="P7"><text:span text:style-name="T18">Ca</text:span></text:p>
              </table:table-cell>
              <table:table-cell>
                <text:p text:style-name="P7"><text:span text:style-name="T20">0</text:span></text:p>
              </table:table-cell>
              <table:table-cell>
                <text:p text:style-name="P7"><text:span text:style-name="T20">0</text:span></text:p>
              </table:table-cell>
            </table:table-row>
            <table:table-row table:style-name="ro6" table:default-cell-style-name="ce3">
              <table:table-cell table:style-name="ce6">
                <text:p text:style-name="P7"><text:span text:style-name="T18">US</text:span></text:p>
              </table:table-cell>
              <table:table-cell>
                <text:p text:style-name="P7"><text:span text:style-name="T20">1</text:span></text:p>
              </table:table-cell>
              <table:table-cell>
                <text:p text:style-name="P7"><text:span text:style-name="T20">0</text:span></text:p>
              </table:table-cell>
            </table:table-row>
            <table:table-row table:style-name="ro7" table:default-cell-style-name="ce3">
              <table:table-cell table:style-name="ce6">
                <text:p text:style-name="P7"><text:span text:style-name="T18">Ot</text:span></text:p>
              </table:table-cell>
              <table:table-cell>
                <text:p text:style-name="P7"><text:span text:style-name="T20">0</text:span></text:p>
              </table:table-cell>
              <table:table-cell>
                <text:p text:style-name="P7"><text:span text:style-name="T20">1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" draw:layer="layout" svg:x1="19.789cm" svg:y1="6.604cm" svg:x2="19.789cm" svg:y2="0.508cm">
          <text:p/>
        </draw:line>
        <draw:line draw:style-name="gr3" draw:layer="layout" svg:x1="19.789cm" svg:y1="6.604cm" svg:x2="27.686cm" svg:y2="6.604cm">
          <text:p/>
        </draw:line>
        <draw:frame draw:style-name="gr4" draw:text-style-name="P6" draw:layer="layout" svg:width="1.215cm" svg:height="2.672cm" svg:x="18.709cm" svg:y="2.357cm">
          <draw:text-box>
            <text:p text:style-name="P6"><text:span text:style-name="T31">Sale ($)</text:span></text:p>
          </draw:text-box>
        </draw:frame>
        <draw:frame draw:style-name="gr5" draw:text-style-name="P12" draw:layer="layout" svg:width="1.724cm" svg:height="0.965cm" svg:x="21.094cm" svg:y="6.645cm">
          <draw:text-box>
            <text:p><text:span text:style-name="T31">Can</text:span></text:p>
          </draw:text-box>
        </draw:frame>
        <draw:line draw:style-name="gr12" draw:layer="layout" svg:x1="22.098cm" svg:y1="4.826cm" svg:x2="25.654cm" svg:y2="2.794cm">
          <text:p/>
        </draw:line>
        <draw:custom-shape draw:style-name="gr7" draw:text-style-name="P7" draw:layer="layout" svg:width="0.508cm" svg:height="0.508cm" svg:x="21.814cm" svg:y="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21.814cm" svg:y="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21.814cm" svg:y="5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21.814cm" svg:y="4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layer="layout" svg:x1="21.306cm" svg:y1="4.84cm" svg:x2="22.83cm" svg:y2="4.84cm">
          <text:p/>
        </draw:line>
        <draw:frame draw:style-name="gr5" draw:text-style-name="P8" draw:layer="layout" svg:width="1.572cm" svg:height="1.233cm" svg:x="20.005cm" svg:y="4.214cm">
          <draw:text-box>
            <text:p><text:span text:style-name="T16">y</text:span><text:span text:style-name="T17">CA</text:span></text:p>
          </draw:text-box>
        </draw:frame>
        <draw:frame draw:style-name="gr5" draw:text-style-name="P12" draw:layer="layout" svg:width="1.411cm" svg:height="0.965cm" svg:x="24.775cm" svg:y="6.645cm">
          <draw:text-box>
            <text:p><text:span text:style-name="T31">US</text:span></text:p>
          </draw:text-box>
        </draw:frame>
        <draw:custom-shape draw:style-name="gr7" draw:text-style-name="P7" draw:layer="layout" svg:width="0.508cm" svg:height="0.508cm" svg:x="25.309cm" svg:y="0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25.309cm" svg:y="2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25.309cm" svg:y="3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25.309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508cm" svg:x="25.309cm" svg:y="1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layer="layout" svg:x1="24.801cm" svg:y1="2.74cm" svg:x2="26.325cm" svg:y2="2.74cm">
          <text:p/>
        </draw:line>
        <draw:frame draw:style-name="gr5" draw:text-style-name="P8" draw:layer="layout" svg:width="1.576cm" svg:height="1.233cm" svg:x="26.306cm" svg:y="2.114cm">
          <draw:text-box>
            <text:p><text:span text:style-name="T16">y</text:span><text:span text:style-name="T17">US</text:span></text:p>
          </draw:text-box>
        </draw:frame>
        <draw:custom-shape draw:style-name="gr13" draw:text-style-name="P7" draw:layer="layout" svg:width="0.762cm" svg:height="0.762cm" svg:x="22.098cm" svg:y="15.304cm">
          <text:p/>
          <draw:enhanced-geometry svg:viewBox="0 0 21600 21600" draw:text-areas="0 ?f0 ?f5 ?f2" draw:type="right-arrow" draw:modifiers="10502.752293578 5633.551769331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0.762cm" svg:height="0.762cm" svg:x="22.098cm" svg:y="16.704cm">
          <text:p/>
          <draw:enhanced-geometry svg:viewBox="0 0 21600 21600" draw:text-areas="0 ?f0 ?f5 ?f2" draw:type="right-arrow" draw:modifiers="10502.752293578 5633.551769331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0.762cm" svg:height="0.762cm" svg:x="22.098cm" svg:y="18.104cm">
          <text:p/>
          <draw:enhanced-geometry svg:viewBox="0 0 21600 21600" draw:text-areas="0 ?f0 ?f5 ?f2" draw:type="right-arrow" draw:modifiers="10502.752293578 5633.551769331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337cm" presentation:class="title">
          <draw:text-box>
            <text:p>TODO</text:p>
          </draw:text-box>
        </draw:frame>
        <draw:frame presentation:style-name="pr10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HW7</text:span><text:span text:style-name="T8"> </text:span><text:span text:style-name="T32">(ch10,14): due </text:span><text:span text:style-name="T8">tonight</text:span></text:p>
              </text:list-item>
              <text:list-item>
                <text:p><text:span text:style-name="T2">Projects</text:span><text:span text:style-name="T32">:</text:span></text:p>
                <text:list>
                  <text:list-item>
                    <text:p><text:span text:style-name="T32">Acquire </text:span><text:span text:style-name="T2">data</text:span><text:span text:style-name="T32"> if you haven't already</text:span></text:p>
                    <text:list>
                      <text:list-item>
                        <text:p><text:span text:style-name="T32">If waiting for REB: try making up </text:span><text:span text:style-name="T2">toy</text:span><text:span text:style-name="T32"> data so you can get started on analysis</text:span></text:p>
                      </text:list-item>
                    </text:list>
                  </text:list-item>
                  <text:list-item>
                    <text:p><text:span text:style-name="T32">Background </text:span><text:span text:style-name="T2">research</text:span><text:span text:style-name="T32"> for likely predictors of your outcome variable</text:span></text:p>
                  </text:list-item>
                  <text:list-item>
                    <text:p><text:span text:style-name="T32">Read up on your chosen method of </text:span><text:span text:style-name="T2">analysis</text:span><text:span text:style-name="T32"> (regression, time-series, logistic, etc.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Big5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1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1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1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344</meta:editing-cycles>
    <meta:editing-duration>P4DT9H53M6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11-08T13:17:07</dc:date>
    <dc:creator>Sean Ho</dc:creator>
    <meta:document-statistic meta:object-count="277"/>
    <meta:user-defined meta:name="Owner">Sean Ho</meta:user-defined>
    <meta:template xlink:type="simple" xlink:actuate="onRequest" xlink:title="TWU Template" xlink:href="../../../../../../../../templates/TWU_Template.otp" meta:date="2011-09-14T21:38:31"/>
  </office:meta>
</office:document-meta>
</file>

<file path=Object 1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SB</mi>
                <mrow>
                  <mi/>
                  <mo stretchy="false">=</mo>
                  <mi/>
                </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k</mi>
                  </munderover>
                  <mrow>
                    <msub>
                      <mi>n</mi>
                      <mi>i</mi>
                    </msub>
                    <msup>
                      <mrow>
                        <mo stretchy="false">(</mo>
                        <mrow>
                          <mrow>
                            <mover accent="true">
                              <mrow>
                                <msub>
                                  <mi>y</mi>
                                  <mi>i</mi>
                                </msub>
                              </mrow>
                              <mo stretchy="false">̄</mo>
                            </mover>
                            <mo stretchy="false">−</mo>
                            <mover accent="true">
                              <mi>y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row>
          </mstyle>
        </mrow>
      </mstyle>
    </mrow>
    <annotation encoding="StarMath 5.0">bold color yellow {
SSB `=` sum from {i=1} to k {n_i (bar {y_i} - bar y)^2}
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tyle math:color="yellow">
          <math:mrow>
            <math:mrow>
              <math:mi math:fontstyle="italic">SSW</math:mi>
              <math:mrow>
                <math:mi/>
                <math:mo math:stretchy="false">=</math:mo>
                <math:mi/>
              </math:mrow>
              <math:mrow>
                <math:munderover>
                  <math:mo math:stretchy="false">∑</math:mo>
                  <math:mrow>
                    <math:mi>i</math:mi>
                    <math:mo math:stretchy="false">=</math:mo>
                    <math:mn>1</math:mn>
                  </math:mrow>
                  <math:mi>k</math:mi>
                </math:munderover>
                <math:mrow>
                  <math:munderover>
                    <math:mo math:stretchy="false">∑</math:mo>
                    <math:mrow>
                      <math:mi>j</math:mi>
                      <math:mo math:stretchy="false">=</math:mo>
                      <math:mn>1</math:mn>
                    </math:mrow>
                    <math:msub>
                      <math:mi>n</math:mi>
                      <math:mi>i</math:mi>
                    </math:msub>
                  </math:munderover>
                  <math:msup>
                    <math:mrow>
                      <math:mo math:stretchy="false">(</math:mo>
                      <math:mrow>
                        <math:msub>
                          <math:mi>y</math:mi>
                          <math:mi math:fontstyle="italic">ij</math:mi>
                        </math:msub>
                        <math:mo math:stretchy="false">−</math:mo>
                        <math:mover math:accent="true">
                          <math:msub>
                            <math:mi>y</math:mi>
                            <math:mi>i</math:mi>
                          </math:msub>
                          <math:mo math:stretchy="false">ˉ</math:mo>
                        </math:mover>
                      </math:mrow>
                      <math:mo math:stretchy="false">)</math:mo>
                    </math:mrow>
                    <math:mn>2</math:mn>
                  </math:msup>
                </math:mrow>
              </math:mrow>
            </math:mrow>
          </math:mrow>
        </math:mstyle>
      </math:mrow>
    </math:mstyle>
    <math:annotation math:encoding="StarMath 5.0">bold color yellow {
SSW `=` sum from {i=1} to k sum from {j=1} to {n_i} (y_{ij} - bar {y_i})^2
}</math:annotation>
  </math:semantics>
</math:math>
</file>

<file path=Object 3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i/>
                  <mo stretchy="false">=</mo>
                  <mi/>
                </mrow>
                <msqrt>
                  <mrow>
                    <mfrac>
                      <mi mathvariant="italic">MSW</mi>
                      <mn>2</mn>
                    </mfrac>
                    <mfenced open="(" close=")">
                      <mrow>
                        <mrow>
                          <mfrac>
                            <mn>1</mn>
                            <mrow>
                              <msub>
                                <mi>n</mi>
                                <mi>i</mi>
                              </msub>
                            </mrow>
                          </mfrac>
                          <mo stretchy="false">+</mo>
                          <mfrac>
                            <mn>1</mn>
                            <mrow>
                              <msub>
                                <mi>n</mi>
                                <mi>j</mi>
                              </msub>
                            </mrow>
                          </mfrac>
                        </mrow>
                      </mrow>
                    </mfenced>
                  </mrow>
                </msqrt>
              </mrow>
            </mrow>
          </mstyle>
        </mrow>
      </mstyle>
    </mrow>
    <annotation encoding="StarMath 5.0">bold color yellow {
SE `=` sqrt{MSW over 2 left( 1 over {n_i} + 1 over {n_j} right) }
}</annotation>
  </semantics>
</math>
</file>